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540945" text:style-name="L1">
        <text:list-header>
          <text:p text:style-name="P3">Projet LamantinX TD</text:p>
          <text:p text:style-name="P1"/>
          <text:p text:style-name="P1"/>
        </text:list-header>
        <text:list-item>
          <text:p text:style-name="P1">un objectif avec un certain nombre de pv</text:p>
        </text:list-item>
        <text:list-item>
          <text:p text:style-name="P1">des vagues d'ennemis successives essaient de détruire l'objetif</text:p>
        </text:list-item>
        <text:list-item>
          <text:p text:style-name="P1">le joueur doit defendre l'objectif en construisant des elements defensifs</text:p>
        </text:list-item>
        <text:list-item>
          <text:p text:style-name="P1">ces elements peuvent-être passifs (murs, etc...) ou actifs (détruisent les ennemis)</text:p>
        </text:list-item>
        <text:list-item>
          <text:p text:style-name="P1">une vague se termine lorsqu'elle est entièrement détruite, la suivant arrive après un certain temps</text:p>
        </text:list-item>
        <text:list-item>
          <text:p text:style-name="P1">le jeu se termine lorsque l'objectif est détruit (défaite) ou que toutes les vagues on étés repoussées (victoire)</text:p>
        </text:list-item>
        <text:list-item>
          <text:p text:style-name="P1">le joueur à l'obligation de laisser un chemin d'acces à l'objectif. S'il n'y en a pas, les ennemis détruisent les élements défensifs pour en trouver un.</text:p>
        </text:list-item>
        <text:list-item>
          <text:p text:style-name="P1">Codé en C++</text:p>
        </text:list-item>
      </text:list>
      <text:p text:style-name="Standard"/>
      <text:p text:style-name="Standard">Terminologie :</text:p>
      <text:p text:style-name="Standard"/>
      <text:list xml:id="list194957234" text:style-name="L2">
        <text:list-item>
          <text:p text:style-name="P2">Joueur : Utilisateur du logiciel</text:p>
        </text:list-item>
        <text:list-item>
          <text:p text:style-name="P2">Objectif : Objet du jeu que le joueur doit défendre</text:p>
        </text:list-item>
        <text:list-item>
          <text:p text:style-name="P2">PV : Désigne les Points de Vie d'un objet</text:p>
        </text:list-item>
        <text:list-item>
          <text:p text:style-name="P2">Ennemi : Objet du jeu qui cherche à atteindre et/ou détruire l'objectif. Il existe plusieurs types d'ennemis en fonctions de leurs caractéristiques propres (Vitesse de déplacement, quantité de PV, force,...)</text:p>
        </text:list-item>
        <text:list-item>
          <text:p text:style-name="P2">Tour : Element défensif capable d'attaquer les ennemis. Peuvent-êtres de plusieurs types différents en fonctions de leurs caractéristiques propres (cadence de tir, puissance...)</text:p>
        </text:list-item>
        <text:list-item>
          <text:p text:style-name="P2">niveau : Indique le niveau d'évolution des objets. Le passage d'un niveau améliore une ou plusieurs caractéristiques d'un objet.</text:p>
        </text:list-item>
        <text:list-item>
          <text:p text:style-name="P2">Plateau : indique l'espace visuel où se déroule le jeu. Peut contenir certains element de déc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0:59:03</meta:creation-date>
    <meta:document-statistic meta:table-count="0" meta:image-count="0" meta:object-count="0" meta:page-count="1" meta:paragraph-count="17" meta:word-count="232" meta:character-count="1415" meta:non-whitespace-character-count="1216"/>
    <dc:date>2011-11-12T11:51:42</dc:date>
    <meta:editing-duration>PT6M49S</meta:editing-duration>
    <meta:editing-cycles>1</meta:editing-cycles>
    <meta:generator>LibreOffice/3.4$Unix LibreOffice_project/340m1$Build-302</meta:generator>
  </office:meta>
</office:document-meta>
</file>